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4a235" officeooo:paragraph-rsid="0014a235"/>
    </style:style>
    <style:style style:name="P2" style:family="paragraph" style:parent-style-name="Standard">
      <style:text-properties style:text-underline-style="none" officeooo:rsid="0016e7c7" officeooo:paragraph-rsid="0016e7c7"/>
    </style:style>
    <style:style style:name="P3" style:family="paragraph" style:parent-style-name="Standard">
      <style:text-properties style:text-underline-style="none" officeooo:rsid="001a8811" officeooo:paragraph-rsid="001a8811"/>
    </style:style>
    <style:style style:name="P4" style:family="paragraph" style:parent-style-name="Standard">
      <style:text-properties style:text-underline-style="none" officeooo:rsid="001b3fbe" officeooo:paragraph-rsid="001b3fbe"/>
    </style:style>
    <style:style style:name="P5" style:family="paragraph" style:parent-style-name="Standard">
      <style:text-properties style:text-underline-style="none" officeooo:rsid="001b54b1" officeooo:paragraph-rsid="001b3fbe"/>
    </style:style>
    <style:style style:name="P6" style:family="paragraph" style:parent-style-name="Standard">
      <style:text-properties style:text-underline-style="none" officeooo:rsid="001c9700" officeooo:paragraph-rsid="001c9700"/>
    </style:style>
    <style:style style:name="P7" style:family="paragraph" style:parent-style-name="Standard">
      <style:text-properties style:text-underline-style="none" officeooo:rsid="001dccb2" officeooo:paragraph-rsid="001dccb2"/>
    </style:style>
    <style:style style:name="P8" style:family="paragraph" style:parent-style-name="Standard">
      <style:text-properties style:text-underline-style="none" officeooo:rsid="001f35e8" officeooo:paragraph-rsid="001f35e8"/>
    </style:style>
    <style:style style:name="P9" style:family="paragraph" style:parent-style-name="Standard">
      <style:text-properties style:text-underline-style="none" officeooo:rsid="0024cf91" officeooo:paragraph-rsid="0024cf91"/>
    </style:style>
    <style:style style:name="P10" style:family="paragraph" style:parent-style-name="Standard">
      <style:text-properties fo:font-style="italic" style:text-underline-style="none" officeooo:rsid="002101cd" officeooo:paragraph-rsid="002101cd" style:font-style-asian="italic" style:font-style-complex="italic"/>
    </style:style>
    <style:style style:name="P11" style:family="paragraph" style:parent-style-name="Standard">
      <style:text-properties fo:font-size="10pt" fo:font-style="italic" style:text-underline-style="none" officeooo:rsid="001dccb2" officeooo:paragraph-rsid="001dccb2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0pt" fo:font-style="italic" style:text-underline-style="none" officeooo:rsid="001dccb2" officeooo:paragraph-rsid="0024cf91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font-style="italic" style:text-underline-style="none" officeooo:rsid="001b3fbe" officeooo:paragraph-rsid="001b3fbe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style:text-underline-style="none" officeooo:rsid="001b54b1" officeooo:paragraph-rsid="001b3fbe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style:text-underline-style="none" officeooo:rsid="0024cf91" officeooo:paragraph-rsid="0024cf91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0pt" fo:font-style="italic" style:text-underline-style="none" officeooo:rsid="0029c1ea" officeooo:paragraph-rsid="0029c1ea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10pt" fo:font-style="italic" style:text-underline-style="none" officeooo:rsid="002c341b" officeooo:paragraph-rsid="002c341b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10pt" fo:font-style="italic" style:text-underline-style="none" officeooo:rsid="002d9afb" officeooo:paragraph-rsid="002d9afb" style:font-size-asian="8.75pt" style:font-style-asian="italic" style:font-size-complex="10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0pt" fo:font-style="italic" style:text-underline-style="none" officeooo:rsid="00316689" officeooo:paragraph-rsid="00316689" style:font-size-asian="8.75pt" style:font-style-asian="italic" style:font-size-complex="10pt" style:font-style-complex="italic"/>
    </style:style>
    <style:style style:name="P20" style:family="paragraph" style:parent-style-name="Standard">
      <style:text-properties fo:font-style="normal" style:text-underline-style="none" officeooo:rsid="002101cd" officeooo:paragraph-rsid="002101cd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officeooo:rsid="0028cb64" officeooo:paragraph-rsid="0028cb64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officeooo:rsid="0029c1ea" officeooo:paragraph-rsid="0029c1ea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8bf81" officeooo:paragraph-rsid="0028bf81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c341b" officeooo:paragraph-rsid="002c341b" style:font-size-asian="12pt" style:font-style-asian="normal" style:font-size-complex="12pt" style:font-style-complex="normal"/>
    </style:style>
    <style:style style:name="P25" style:family="paragraph" style:parent-style-name="Table_20_Contents">
      <style:text-properties fo:font-weight="bold" officeooo:rsid="001d9ca1" officeooo:paragraph-rsid="001d9ca1" style:font-weight-asian="bold" style:font-weight-complex="bold"/>
    </style:style>
    <style:style style:name="P26" style:family="paragraph" style:parent-style-name="Table_20_Contents">
      <style:text-properties fo:font-weight="bold" officeooo:rsid="00229d16" officeooo:paragraph-rsid="00229d16" style:font-weight-asian="bold" style:font-weight-complex="bold"/>
    </style:style>
    <style:style style:name="P27" style:family="paragraph" style:parent-style-name="Table_20_Contents">
      <style:text-properties style:text-position="0% 100%" fo:font-weight="bold" officeooo:rsid="001d9ca1" officeooo:paragraph-rsid="001d9ca1" style:font-weight-asian="bold" style:font-weight-complex="bold"/>
    </style:style>
    <style:style style:name="P28" style:family="paragraph" style:parent-style-name="Table_20_Contents">
      <style:text-properties officeooo:rsid="001dccb2" officeooo:paragraph-rsid="001dccb2"/>
    </style:style>
    <style:style style:name="P29" style:family="paragraph" style:parent-style-name="Table_20_Contents">
      <style:text-properties officeooo:rsid="0023e814" officeooo:paragraph-rsid="0023e814"/>
    </style:style>
    <style:style style:name="P30" style:family="paragraph" style:parent-style-name="Table_20_Contents">
      <style:text-properties officeooo:rsid="00250ed4" officeooo:paragraph-rsid="00250ed4"/>
    </style:style>
    <style:style style:name="P31" style:family="paragraph" style:parent-style-name="Table_20_Contents">
      <style:text-properties officeooo:rsid="0025d9c0" officeooo:paragraph-rsid="0025d9c0"/>
    </style:style>
    <style:style style:name="P32" style:family="paragraph" style:parent-style-name="Table_20_Contents">
      <style:text-properties officeooo:rsid="00271563" officeooo:paragraph-rsid="00271563"/>
    </style:style>
    <style:style style:name="P33" style:family="paragraph" style:parent-style-name="Text_20_body">
      <style:text-properties fo:font-style="italic" officeooo:rsid="0025d9c0" style:font-style-asian="italic" style:font-style-complex="italic"/>
    </style:style>
    <style:style style:name="P34" style:family="paragraph" style:parent-style-name="Text_20_body">
      <style:text-properties fo:font-style="italic" officeooo:rsid="0025d9c0" officeooo:paragraph-rsid="0025d9c0" style:font-style-asian="italic" style:font-style-complex="italic"/>
    </style:style>
    <style:style style:name="T1" style:family="text">
      <style:text-properties officeooo:rsid="0015b4bb"/>
    </style:style>
    <style:style style:name="T2" style:family="text">
      <style:text-properties officeooo:rsid="0018c9c4"/>
    </style:style>
    <style:style style:name="T3" style:family="text">
      <style:text-properties officeooo:rsid="0019d93b"/>
    </style:style>
    <style:style style:name="T4" style:family="text">
      <style:text-properties officeooo:rsid="001a8811"/>
    </style:style>
    <style:style style:name="T5" style:family="text">
      <style:text-properties officeooo:rsid="001b54b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63335"/>
    </style:style>
    <style:style style:name="T9" style:family="text">
      <style:text-properties officeooo:rsid="002aabe6"/>
    </style:style>
    <style:style style:name="T10" style:family="text">
      <style:text-properties officeooo:rsid="002c341b"/>
    </style:style>
    <style:style style:name="T11" style:family="text">
      <style:text-properties officeooo:rsid="002d68ad"/>
    </style:style>
    <style:style style:name="T12" style:family="text">
      <style:text-properties officeooo:rsid="0032eb60"/>
    </style:style>
    <style:style style:name="T13" style:family="text">
      <style:text-properties officeooo:rsid="0034c2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RE Model-Objec<text:span text:style-name="T1">t</text:span> Listing</text:p>
      <text:p text:style-name="P1"/>
      <text:p text:style-name="P2">IMOL <text:span text:style-name="T3">(IGRE Model-Object Listing)</text:span> is a file format designed to handle IGRE-standard 3D models. <text:span text:style-name="T2">A single IMOL fil</text:span><text:span text:style-name="T4">e stores a listing of different 3D models, all of which have a name, and a collection of polygons of which they are comprised.</text:span></text:p>
      <text:p text:style-name="P2"/>
      <text:p text:style-name="P3">Each polygon is a triangle, designated by three vertexes for its positioning in 3D space. The origin (0, 0, 0) is the top front-left of the model, with increasing values of x going rightwards, increasing values of y going downwards, and increasing values of z going away.</text:p>
      <text:p text:style-name="P3"/>
      <text:p text:style-name="P4">Sizes of binary blocks are based upon the C standard library’s stdint.h utility to ensure cross-platform compatability, whereby:</text:p>
      <text:p text:style-name="P4"/>
      <text:p text:style-name="P13">uint8_t <text:span text:style-name="T5">= unsigned 8 bit integer (1 byte),</text:span></text:p>
      <text:p text:style-name="P14">uint64_t = unsigned 64 bit integer (8 bytes).</text:p>
      <text:p text:style-name="P5"/>
      <text:p text:style-name="P7">The content of an IMOL file is designed originally to be loaded into a C struct formatted like this:</text:p>
      <text:p text:style-name="P7"/>
      <text:p text:style-name="P12">#pragma pack(push, <text:span text:style-name="T8">1</text:span>)</text:p>
      <text:p text:style-name="P9"/>
      <text:p text:style-name="P11">struct igre_model_listing {<text:line-break/><text:tab/>uint64_t no_models;<text:line-break/><text:line-break/><text:tab/>struct igre_model {<text:line-break/><text:tab/><text:tab/>uint64_t name_size,<text:line-break/><text:tab/><text:tab/> <text:s text:c="13"/>no_polygons;<text:line-break/><text:line-break/><text:tab/><text:tab/>uint8_t *name;<text:line-break/><text:line-break/><text:tab/><text:tab/>struct igre_polygon {<text:line-break/><text:tab/><text:tab/><text:tab/>uint8_t fill[3];<text:line-break/><text:tab/><text:tab/><text:tab/>uint64_t vertexes[3][3];<text:line-break/><text:tab/><text:tab/>} *polygons;<text:line-break/><text:tab/>} *models;<text:line-break/>};</text:p>
      <text:p text:style-name="P11"/>
      <text:p text:style-name="P15">#pragma pack(pop)</text:p>
      <text:p text:style-name="P5"/>
      <text:p text:style-name="P8">Upon initialisation of an instance of this struct, <text:span text:style-name="T6">models</text:span><text:span text:style-name="T7">, </text:span><text:span text:style-name="T6">polygons</text:span><text:span text:style-name="T7">, and </text:span><text:span text:style-name="T6">names</text:span><text:span text:style-name="T7"> would be allocated memory with C stdlib.h calloc(), the space for which matching that indicated with </text:span><text:span text:style-name="T6">no_models, no_polygons</text:span><text:span text:style-name="T7">, and </text:span><text:span text:style-name="T6">name_size </text:span><text:span text:style-name="T7">respectively.</text:span></text:p>
      <text:p text:style-name="P5"/>
      <text:p text:style-name="P6">The layout of an IMOL file is as follows, starting from the beginning of the file and proceeding towards the end: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Size of Block</text:p>
          </table:table-cell>
          <table:table-cell table:style-name="Table1.A1" office:value-type="string">
            <text:p text:style-name="P27">Block Name</text:p>
          </table:table-cell>
          <table:table-cell table:style-name="Table1.C1" office:value-type="string">
            <text:p text:style-name="P25">Block Description</text:p>
          </table:table-cell>
        </table:table-row>
        <table:table-row>
          <table:table-cell table:style-name="Table1.A2" office:value-type="string">
            <text:p text:style-name="P28">uint64_t</text:p>
          </table:table-cell>
          <table:table-cell table:style-name="Table1.A2" office:value-type="string">
            <text:p text:style-name="P28">no_models</text:p>
          </table:table-cell>
          <table:table-cell table:style-name="Table1.C2" office:value-type="string">
            <text:p text:style-name="P28">The number of models contained within the file.</text:p>
          </table:table-cell>
        </table:table-row>
      </table:table>
      <text:p text:style-name="P6"/>
      <text:p text:style-name="P10">Then, the next block is repeated for each of the different models in the file:</text:p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Size of Block</text:p>
          </table:table-cell>
          <table:table-cell table:style-name="Table2.A1" office:value-type="string">
            <text:p text:style-name="P26">Block Name</text:p>
          </table:table-cell>
          <table:table-cell table:style-name="Table2.C1" office:value-type="string">
            <text:p text:style-name="P26">Block Description</text:p>
          </table:table-cell>
        </table:table-row>
        <table:table-row>
          <table:table-cell table:style-name="Table2.A2" office:value-type="string">
            <text:p text:style-name="P29">uint64_t</text:p>
          </table:table-cell>
          <table:table-cell table:style-name="Table2.A2" office:value-type="string">
            <text:p text:style-name="P29">name_size</text:p>
          </table:table-cell>
          <table:table-cell table:style-name="Table2.C2" office:value-type="string">
            <text:p text:style-name="P29">The number of characters within the name of the model, <text:soft-page-break/>including a null-terminator at the end of the model-name.</text:p>
          </table:table-cell>
        </table:table-row>
        <table:table-row>
          <table:table-cell table:style-name="Table2.A2" office:value-type="string">
            <text:p text:style-name="P29">uint64_t</text:p>
          </table:table-cell>
          <table:table-cell table:style-name="Table2.A2" office:value-type="string">
            <text:p text:style-name="P29">no_polygons</text:p>
          </table:table-cell>
          <table:table-cell table:style-name="Table2.C2" office:value-type="string">
            <text:p text:style-name="P29">The number of polygons within the model.</text:p>
          </table:table-cell>
        </table:table-row>
        <table:table-row>
          <table:table-cell table:style-name="Table2.A2" office:value-type="string">
            <text:p text:style-name="P30">uint8_t * name_size</text:p>
          </table:table-cell>
          <table:table-cell table:style-name="Table2.A2" office:value-type="string">
            <text:p text:style-name="P30">name</text:p>
          </table:table-cell>
          <table:table-cell table:style-name="Table2.C2" office:value-type="string">
            <text:p text:style-name="P30">The name of the model.</text:p>
          </table:table-cell>
        </table:table-row>
      </table:table>
      <text:p text:style-name="P33"/>
      <text:p text:style-name="P34">Then, the next block is repeated for each of the different polygons in the model:</text:p>
      <text:p text:style-name="P34"/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6">Size of Block</text:p>
            </table:table-cell>
            <table:table-cell table:style-name="Table3.A1" office:value-type="string">
              <text:p text:style-name="P26">Block Name</text:p>
            </table:table-cell>
            <table:table-cell table:style-name="Table3.C1" office:value-type="string">
              <text:p text:style-name="P26">Block Description</text:p>
            </table:table-cell>
          </table:table-row>
        </table:table-header-rows>
        <table:table-row>
          <table:table-cell table:style-name="Table3.A2" office:value-type="string">
            <text:p text:style-name="P31">uint8_t * 3</text:p>
          </table:table-cell>
          <table:table-cell table:style-name="Table3.A2" office:value-type="string">
            <text:p text:style-name="P31">fill</text:p>
          </table:table-cell>
          <table:table-cell table:style-name="Table3.C2" office:value-type="string">
            <text:p text:style-name="P31">R, G, B fill colour of the polygon.</text:p>
          </table:table-cell>
        </table:table-row>
        <table:table-row>
          <table:table-cell table:style-name="Table3.A2" office:value-type="string">
            <text:p text:style-name="P32">uint64_t * 3 * 3</text:p>
          </table:table-cell>
          <table:table-cell table:style-name="Table3.A2" office:value-type="string">
            <text:p text:style-name="P32">vertexes</text:p>
          </table:table-cell>
          <table:table-cell table:style-name="Table3.C2" office:value-type="string">
            <text:p text:style-name="P32">X, Y, Z coördinates for each of the three vertexes of the polygon.</text:p>
          </table:table-cell>
        </table:table-row>
      </table:table>
      <text:p text:style-name="P20"/>
      <text:p text:style-name="P23">imol.h</text:p>
      <text:p text:style-name="P23"/>
      <text:p text:style-name="P21">The original implementation of IMOL is a C header file, imol.h, which contains the aforementioned <text:span text:style-name="T6">igre_model_listing </text:span>struct, alongside several functions and definitions to make working with IMOL files easier.</text:p>
      <text:p text:style-name="P21"/>
      <text:p text:style-name="P22">The three functions defined within this file are the following:</text:p>
      <text:p text:style-name="P22"/>
      <text:p text:style-name="P16">enum igre_imol_error igre_load_imol(char *fileName, struct igre_model_listing *modelListing):</text:p>
      <text:p text:style-name="P16"><text:tab/>Loads an imol file into a struct igre_model_listing object.</text:p>
      <text:p text:style-name="P16"/>
      <text:p text:style-name="P16">enum igre_imol_error <text:span text:style-name="T9">igre_store_imol(char *fileName, struct igre_model_listing *modelListing):</text:span></text:p>
      <text:p text:style-name="P16"><text:tab/><text:span text:style-name="T9">Stores the contents of a struct igre_model_listing </text:span><text:span text:style-name="T10">object</text:span><text:span text:style-name="T9"> within an imol file.</text:span></text:p>
      <text:p text:style-name="P16"/>
      <text:p text:style-name="P17">void igre_free_imol(struct igre_model_listing *modelListing):</text:p>
      <text:p text:style-name="P17"><text:tab/>Frees all memory allocated for a struct igre_model_listing object.</text:p>
      <text:p text:style-name="P17"/>
      <text:p text:style-name="P24">The return-type for two of these functions, <text:span text:style-name="T6">enum igre_imol_error</text:span>, <text:span text:style-name="T11">is defined within imol.h as well. The possible return values are as follows:</text:span></text:p>
      <text:p text:style-name="P24"/>
      <text:p text:style-name="P18">IGRE_OPERATION_SUCCESS = No errors were encountered,</text:p>
      <text:p text:style-name="P18">IGRE_FILE_OPEN_ERROR = There was an error opening the specified file,</text:p>
      <text:p text:style-name="P18">IGRE_FILE_READ_ERROR = There was an error reading data from the specified file,</text:p>
      <text:p text:style-name="P18">IGRE_FILE_WRITE_ERROR = There was an error writing data to the specified file,</text:p>
      <text:p text:style-name="P19">IGRE_MEMORY_ALLOCATION_ERROR = There was an error allocating memory for a component of the struct igre_model_listing <text:span text:style-name="T12">passed into the function </text:span>to have data read in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9T18:16:37.719000000</dc:date>
    <meta:editing-duration>PT1H47M25S</meta:editing-duration>
    <meta:editing-cycles>34</meta:editing-cycles>
    <meta:generator>LibreOffice/7.4.2.3$Windows_X86_64 LibreOffice_project/382eef1f22670f7f4118c8c2dd222ec7ad009daf</meta:generator>
    <meta:document-statistic meta:table-count="3" meta:image-count="0" meta:object-count="0" meta:page-count="2" meta:paragraph-count="56" meta:word-count="533" meta:character-count="3504" meta:non-whitespace-character-count="2988"/>
  </office:meta>
</office:document-meta>
</file>